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Session.sendMessage( WebSocket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ndardWebSocketSession.canSuspend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resume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WebSocketSession.suspend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WebSocketSession.close( Close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WebSocketSession.StandardWebSocketSession( Session session , HandshakeInfo info , DataBuff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StandardWebSocketSession( Session session , HandshakeInfo info , DataBufferFactory factory , @ Nullable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ProcessorCallback.onResult( Send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